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US" fo:font-size="12pt" style:font-size-asian="12pt" style:font-size-complex="12pt"/>
    </style:style>
    <style:style style:name="P2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eus tem Levantado</text:p>
      <text:p text:style-name="P1"/>
      <text:p text:style-name="P1">intro: D G D G C A</text:p>
      <text:p text:style-name="P1"/>
      <text:p text:style-name="P1">D <text:s text:c="20"/>G</text:p>
      <text:p text:style-name="P1">Deus tem levantado um povo,</text:p>
      <text:p text:style-name="P1"><text:s text:c="18"/>D <text:s text:c="6"/>G</text:p>
      <text:p text:style-name="P1">Que é uma potência mundial,</text:p>
      <text:p text:style-name="P1"><text:s text:c="24"/>D <text:s text:c="6"/>G</text:p>
      <text:p text:style-name="P1">Estourando cada ponto do planeta</text:p>
      <text:p text:style-name="P1">D <text:s text:c="20"/>G</text:p>
      <text:p text:style-name="P1">Deus tem levantado um povo,</text:p>
      <text:p text:style-name="P1"><text:s text:c="18"/>D <text:s text:c="7"/>G</text:p>
      <text:p text:style-name="P1">Que tem uma unção especial</text:p>
      <text:p text:style-name="P1"><text:s text:c="27"/>D</text:p>
      <text:p text:style-name="P1">Conquistando cada ponto do planeta</text:p>
      <text:p text:style-name="P1"></text:p>
      <text:p text:style-name="P1">Refrão:</text:p>
      <text:p text:style-name="P1"><text:s text:c="6"/>D <text:s text:c="5"/>D <text:s text:c="5"/>D <text:s text:c="5"/>D <text:s text:c="5"/>D <text:s text:c="5"/>G</text:p>
      <text:p text:style-name="P1">Que cresce, cresce, cresce, cresce, cresce, cresce (3x)</text:p>
      <text:p text:style-name="P1">G <text:s text:c="16"/>D</text:p>
      <text:p text:style-name="P1">Como nuvens para chuvarada.</text:p>
      <text:p text:style-name="P1"></text:p>
      <text:p text:style-name="P1">D <text:s text:c="13"/>G</text:p>
      <text:p text:style-name="P1">Este povo está espalhado</text:p>
      <text:p text:style-name="P1"></text:p>
      <text:p text:style-name="P1">Sobre a terra</text:p>
      <text:p text:style-name="P1">D <text:s text:c="9"/>G</text:p>
      <text:p text:style-name="P1">É um povo númeroso</text:p>
      <text:p text:style-name="P1"></text:p>
      <text:p text:style-name="P1">Como os grãos de areias do mar</text:p>
      <text:p text:style-name="P1">D <text:s text:c="14"/>G <text:s text:c="13"/>C <text:s text:c="3"/>A</text:p>
      <text:p text:style-name="P1">É um povo arrojado e cheio do poder</text:p>
      <text:p text:style-name="P1">D <text:s text:c="16"/>G</text:p>
      <text:p text:style-name="P1">Este povo não se entimida</text:p>
      <text:p text:style-name="P1"></text:p>
      <text:p text:style-name="P1">Com diabo, não</text:p>
      <text:p text:style-name="P1">D <text:s text:c="11"/>G</text:p>
      <text:p text:style-name="P1">Este povo o amarra</text:p>
      <text:p text:style-name="P1"></text:p>
      <text:p text:style-name="P1">Com muita unção</text:p>
      <text:p text:style-name="P1">D <text:s text:c="16"/>G</text:p>
      <text:p text:style-name="P1">Toda vez que é perseguido</text:p>
      <text:p text:style-name="P1"><text:s text:c="11"/>C <text:s text:c="6"/>A</text:p>
      <text:p text:style-name="P1">Cresce a multidão.</text:p>
      <text:p text:style-name="P1"></text:p>
      <text:p text:style-name="P1">(Refrão)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30T22:20:01</meta:creation-date>
    <meta:document-statistic meta:table-count="0" meta:image-count="0" meta:object-count="0" meta:page-count="1" meta:paragraph-count="46" meta:word-count="138" meta:character-count="946"/>
    <dc:date>2016-05-30T22:22:12</dc:date>
    <meta:editing-duration>PT2M13S</meta:editing-duration>
    <meta:editing-cycles>1</meta:editing-cycles>
    <meta:generator>OpenOffice/4.1.2$Linux OpenOffice.org_project/412m3$Build-9782</meta:generator>
  </office:meta>
</office:document-meta>
</file>